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508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1.211in"/>
    </style:style>
    <style:style style:name="co20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2" table:default-cell-style-name="ce4"/>
        <table:table-column table:style-name="co16" table:default-cell-style-name="ce4"/>
        <table:table-column table:style-name="co17" table:number-columns-repeated="3" table:default-cell-style-name="ce4"/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23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23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23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KEDA</text:p>
          </table:table-cell>
          <table:covered-table-cell table:style-name="ce23"/>
          <table:table-cell table:style-name="ce1"/>
          <table:table-cell table:style-name="ce23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T38]*[.S38]/24" office:value-type="float" office:value="1278.2" calcext:value-type="float">
            <text:p>1,278.20</text:p>
          </table:table-cell>
          <table:table-cell table:style-name="ce24" table:formula="of:=[.S38]*[.U38]/24" office:value-type="float" office:value="7379.16666666667" calcext:value-type="float">
            <text:p>7,379.17</text:p>
          </table:table-cell>
          <table:table-cell table:style-name="ce24" table:formula="of:=[.S38]*[.S38]*[.T38]/24" office:value-type="float" office:value="19684.28" calcext:value-type="float">
            <text:p>19,684.28</text:p>
          </table:table-cell>
          <table:table-cell table:style-name="ce24" table:formula="of:=[.S38]*[.S38]*[.U38]/24" office:value-type="float" office:value="113639.166666667" calcext:value-type="float">
            <text:p>113,639.17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T39]*[.S39]/24" office:value-type="float" office:value="3869.25" calcext:value-type="float">
            <text:p>3,869.25</text:p>
          </table:table-cell>
          <table:table-cell table:style-name="ce24" table:formula="of:=[.S39]*[.U39]/24" office:value-type="float" office:value="10573.0625" calcext:value-type="float">
            <text:p>10,573.06</text:p>
          </table:table-cell>
          <table:table-cell table:style-name="ce24" table:formula="of:=[.S39]*[.S39]*[.T39]/24" office:value-type="float" office:value="40627.125" calcext:value-type="float">
            <text:p>40,627.13</text:p>
          </table:table-cell>
          <table:table-cell table:style-name="ce24" table:formula="of:=[.S39]*[.S39]*[.U39]/24" office:value-type="float" office:value="111017.15625" calcext:value-type="float">
            <text:p>111,017.16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T40]*[.S40]/24" office:value-type="float" office:value="1012.9625" calcext:value-type="float">
            <text:p>1,012.96</text:p>
          </table:table-cell>
          <table:table-cell table:style-name="ce24" table:formula="of:=[.S40]*[.U40]/24" office:value-type="float" office:value="5661.725" calcext:value-type="float">
            <text:p>5,661.73</text:p>
          </table:table-cell>
          <table:table-cell table:style-name="ce24" table:formula="of:=[.S40]*[.S40]*[.T40]/24" office:value-type="float" office:value="16106.10375" calcext:value-type="float">
            <text:p>16,106.10</text:p>
          </table:table-cell>
          <table:table-cell table:style-name="ce24" table:formula="of:=[.S40]*[.S40]*[.U40]/24" office:value-type="float" office:value="90021.4275" calcext:value-type="float">
            <text:p>90,021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T41]*[.S41]/24" office:value-type="float" office:value="3656.9625" calcext:value-type="float">
            <text:p>3,656.96</text:p>
          </table:table-cell>
          <table:table-cell table:style-name="ce24" table:formula="of:=[.S41]*[.U41]/24" office:value-type="float" office:value="15349.1666666667" calcext:value-type="float">
            <text:p>15,349.17</text:p>
          </table:table-cell>
          <table:table-cell table:style-name="ce24" table:formula="of:=[.S41]*[.S41]*[.T41]/24" office:value-type="float" office:value="41323.67625" calcext:value-type="float">
            <text:p>41,323.68</text:p>
          </table:table-cell>
          <table:table-cell table:style-name="ce24" table:formula="of:=[.S41]*[.S41]*[.U41]/24" office:value-type="float" office:value="173445.583333333" calcext:value-type="float">
            <text:p>173,445.58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T42]*[.S42]/24" office:value-type="float" office:value="18584.5" calcext:value-type="float">
            <text:p>18,584.50</text:p>
          </table:table-cell>
          <table:table-cell table:style-name="ce24" table:formula="of:=[.S42]*[.U42]/24" office:value-type="float" office:value="50185.4166666667" calcext:value-type="float">
            <text:p>50,185.42</text:p>
          </table:table-cell>
          <table:table-cell table:style-name="ce24" table:formula="of:=[.S42]*[.S42]*[.T42]/24" office:value-type="float" office:value="202571.05" calcext:value-type="float">
            <text:p>202,571.05</text:p>
          </table:table-cell>
          <table:table-cell table:style-name="ce24" table:formula="of:=[.S42]*[.S42]*[.U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T43]*[.S43]/24" office:value-type="float" office:value="3512.025" calcext:value-type="float">
            <text:p>3,512.03</text:p>
          </table:table-cell>
          <table:table-cell table:style-name="ce24" table:formula="of:=[.S43]*[.U43]/24" office:value-type="float" office:value="21926.025" calcext:value-type="float">
            <text:p>21,926.03</text:p>
          </table:table-cell>
          <table:table-cell table:style-name="ce24" table:formula="of:=[.S43]*[.S43]*[.T43]/24" office:value-type="float" office:value="69538.095" calcext:value-type="float">
            <text:p>69,538.10</text:p>
          </table:table-cell>
          <table:table-cell table:style-name="ce24" table:formula="of:=[.S43]*[.S43]*[.U43]/24" office:value-type="float" office:value="434135.295" calcext:value-type="float">
            <text:p>434,135.30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T44]*[.S44]/24" office:value-type="float" office:value="3775.46666666667" calcext:value-type="float">
            <text:p>3,775.47</text:p>
          </table:table-cell>
          <table:table-cell table:style-name="ce24" table:formula="of:=[.S44]*[.U44]/24" office:value-type="float" office:value="13636.2666666667" calcext:value-type="float">
            <text:p>13,636.27</text:p>
          </table:table-cell>
          <table:table-cell table:style-name="ce24" table:formula="of:=[.S44]*[.S44]*[.T44]/24" office:value-type="float" office:value="48325.9733333334" calcext:value-type="float">
            <text:p>48,325.97</text:p>
          </table:table-cell>
          <table:table-cell table:style-name="ce24" table:formula="of:=[.S44]*[.S44]*[.U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T45]*[.S45]/24" office:value-type="float" office:value="6634.83166666667" calcext:value-type="float">
            <text:p>6,634.83</text:p>
          </table:table-cell>
          <table:table-cell table:style-name="ce24" table:formula="of:=[.S45]*[.U45]/24" office:value-type="float" office:value="21815.4895833333" calcext:value-type="float">
            <text:p>21,815.49</text:p>
          </table:table-cell>
          <table:table-cell table:style-name="ce24" table:formula="of:=[.S45]*[.S45]*[.T45]/24" office:value-type="float" office:value="61239.4962833333" calcext:value-type="float">
            <text:p>61,239.50</text:p>
          </table:table-cell>
          <table:table-cell table:style-name="ce24" table:formula="of:=[.S45]*[.S45]*[.U45]/24" office:value-type="float" office:value="201356.968854167" calcext:value-type="float">
            <text:p>201,356.97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T46]*[.S46]/24" office:value-type="float" office:value="6641.39291666667" calcext:value-type="float">
            <text:p>6,641.39</text:p>
          </table:table-cell>
          <table:table-cell table:style-name="ce24" table:formula="of:=[.S46]*[.U46]/24" office:value-type="float" office:value="22169.51875" calcext:value-type="float">
            <text:p>22,169.52</text:p>
          </table:table-cell>
          <table:table-cell table:style-name="ce24" table:formula="of:=[.S46]*[.S46]*[.T46]/24" office:value-type="float" office:value="56916.7372958333" calcext:value-type="float">
            <text:p>56,916.74</text:p>
          </table:table-cell>
          <table:table-cell table:style-name="ce24" table:formula="of:=[.S46]*[.S46]*[.U46]/24" office:value-type="float" office:value="189992.7756875" calcext:value-type="float">
            <text:p>189,992.78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T47]*[.S47]/24" office:value-type="float" office:value="5834.11666666667" calcext:value-type="float">
            <text:p>5,834.12</text:p>
          </table:table-cell>
          <table:table-cell table:style-name="ce24" table:formula="of:=[.S47]*[.U47]/24" office:value-type="float" office:value="17207.35" calcext:value-type="float">
            <text:p>17,207.35</text:p>
          </table:table-cell>
          <table:table-cell table:style-name="ce24" table:formula="of:=[.S47]*[.S47]*[.T47]/24" office:value-type="float" office:value="68842.5766666667" calcext:value-type="float">
            <text:p>68,842.58</text:p>
          </table:table-cell>
          <table:table-cell table:style-name="ce24" table:formula="of:=[.S47]*[.S47]*[.U47]/24" office:value-type="float" office:value="203046.73" calcext:value-type="float">
            <text:p>203,046.73</text:p>
          </table:table-cell>
          <table:table-cell table:number-columns-repeated="994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T48]*[.S48]/24" office:value-type="float" office:value="2271.39583333333" calcext:value-type="float">
            <text:p>2,271.40</text:p>
          </table:table-cell>
          <table:table-cell table:style-name="ce24" table:formula="of:=[.S48]*[.U48]/24" office:value-type="float" office:value="16568.8541666667" calcext:value-type="float">
            <text:p>16,568.85</text:p>
          </table:table-cell>
          <table:table-cell table:style-name="ce24" table:formula="of:=[.S48]*[.S48]*[.T48]/24" office:value-type="float" office:value="35206.6354166667" calcext:value-type="float">
            <text:p>35,206.64</text:p>
          </table:table-cell>
          <table:table-cell table:style-name="ce24" table:formula="of:=[.S48]*[.S48]*[.U48]/24" office:value-type="float" office:value="256817.239583333" calcext:value-type="float">
            <text:p>256,817.2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T49]*[.S49]/24" office:value-type="float" office:value="1570.21666666667" calcext:value-type="float">
            <text:p>1,570.22</text:p>
          </table:table-cell>
          <table:table-cell table:style-name="ce24" table:formula="of:=[.S49]*[.U49]/24" office:value-type="float" office:value="14284.6" calcext:value-type="float">
            <text:p>14,284.60</text:p>
          </table:table-cell>
          <table:table-cell table:style-name="ce24" table:formula="of:=[.S49]*[.S49]*[.T49]/24" office:value-type="float" office:value="27007.7266666667" calcext:value-type="float">
            <text:p>27,007.73</text:p>
          </table:table-cell>
          <table:table-cell table:style-name="ce24" table:formula="of:=[.S49]*[.S49]*[.U49]/24" office:value-type="float" office:value="245695.12" calcext:value-type="float">
            <text:p>245,695.12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T50]*[.S50]/24" office:value-type="float" office:value="2954.43333333333" calcext:value-type="float">
            <text:p>2,954.43</text:p>
          </table:table-cell>
          <table:table-cell table:style-name="ce24" table:formula="of:=[.S50]*[.U50]/24" office:value-type="float" office:value="16383.075" calcext:value-type="float">
            <text:p>16,383.08</text:p>
          </table:table-cell>
          <table:table-cell table:style-name="ce24" table:formula="of:=[.S50]*[.S50]*[.T50]/24" office:value-type="float" office:value="36044.0866666667" calcext:value-type="float">
            <text:p>36,044.09</text:p>
          </table:table-cell>
          <table:table-cell table:style-name="ce24" table:formula="of:=[.S50]*[.S50]*[.U50]/24" office:value-type="float" office:value="199873.515" calcext:value-type="float">
            <text:p>199,873.52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T51]*[.S51]/24" office:value-type="float" office:value="5328.72083333333" calcext:value-type="float">
            <text:p>5,328.72</text:p>
          </table:table-cell>
          <table:table-cell table:style-name="ce24" table:formula="of:=[.S51]*[.U51]/24" office:value-type="float" office:value="22206.25" calcext:value-type="float">
            <text:p>22,206.25</text:p>
          </table:table-cell>
          <table:table-cell table:style-name="ce24" table:formula="of:=[.S51]*[.S51]*[.T51]/24" office:value-type="float" office:value="49823.5397916667" calcext:value-type="float">
            <text:p>49,823.54</text:p>
          </table:table-cell>
          <table:table-cell table:style-name="ce24" table:formula="of:=[.S51]*[.S51]*[.U51]/24" office:value-type="float" office:value="207628.4375" calcext:value-type="float">
            <text:p>207,628.4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T52]*[.S52]/24" office:value-type="float" office:value="1957.58333333333" calcext:value-type="float">
            <text:p>1,957.58</text:p>
          </table:table-cell>
          <table:table-cell table:style-name="ce24" table:formula="of:=[.S52]*[.U52]/24" office:value-type="float" office:value="13396.7708333333" calcext:value-type="float">
            <text:p>13,396.77</text:p>
          </table:table-cell>
          <table:table-cell table:style-name="ce24" table:formula="of:=[.S52]*[.S52]*[.T52]/24" office:value-type="float" office:value="33083.1583333333" calcext:value-type="float">
            <text:p>33,083.16</text:p>
          </table:table-cell>
          <table:table-cell table:style-name="ce24" table:formula="of:=[.S52]*[.S52]*[.U52]/24" office:value-type="float" office:value="226405.427083333" calcext:value-type="float">
            <text:p>226,405.43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T53]*[.S53]/24" office:value-type="float" office:value="5428.28916666667" calcext:value-type="float">
            <text:p>5,428.29</text:p>
          </table:table-cell>
          <table:table-cell table:style-name="ce24" table:formula="of:=[.S53]*[.U53]/24" office:value-type="float" office:value="20642.0833333333" calcext:value-type="float">
            <text:p>20,642.08</text:p>
          </table:table-cell>
          <table:table-cell table:style-name="ce24" table:formula="of:=[.S53]*[.S53]*[.T53]/24" office:value-type="float" office:value="50265.9576833333" calcext:value-type="float">
            <text:p>50,265.96</text:p>
          </table:table-cell>
          <table:table-cell table:style-name="ce24" table:formula="of:=[.S53]*[.S53]*[.U53]/24" office:value-type="float" office:value="191145.691666667" calcext:value-type="float">
            <text:p>191,145.69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T54]*[.S54]/24" office:value-type="float" office:value="4098.79166666667" calcext:value-type="float">
            <text:p>4,098.79</text:p>
          </table:table-cell>
          <table:table-cell table:style-name="ce24" table:formula="of:=[.S54]*[.U54]/24" office:value-type="float" office:value="19102.4166666667" calcext:value-type="float">
            <text:p>19,102.42</text:p>
          </table:table-cell>
          <table:table-cell table:style-name="ce24" table:formula="of:=[.S54]*[.S54]*[.T54]/24" office:value-type="float" office:value="53284.2916666667" calcext:value-type="float">
            <text:p>53,284.29</text:p>
          </table:table-cell>
          <table:table-cell table:style-name="ce24" table:formula="of:=[.S54]*[.S54]*[.U54]/24" office:value-type="float" office:value="248331.416666667" calcext:value-type="float">
            <text:p>248,331.42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4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4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4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4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T62]*[.S62]/24" office:value-type="float" office:value="782.28" calcext:value-type="float">
            <text:p>782.28</text:p>
          </table:table-cell>
          <table:table-cell table:style-name="ce24" table:formula="of:=[.S62]*[.U62]/24" office:value-type="float" office:value="3967.4475" calcext:value-type="float">
            <text:p>3,967.45</text:p>
          </table:table-cell>
          <table:table-cell table:style-name="ce24" table:formula="of:=[.S62]*[.S62]*[.T62]/24" office:value-type="float" office:value="3731.4756" calcext:value-type="float">
            <text:p>3,731.48</text:p>
          </table:table-cell>
          <table:table-cell table:style-name="ce24" table:formula="of:=[.S62]*[.S62]*[.U62]/24" office:value-type="float" office:value="18924.724575" calcext:value-type="float">
            <text:p>18,924.72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T63]*[.S63]/24" office:value-type="float" office:value="621.97625" calcext:value-type="float">
            <text:p>621.98</text:p>
          </table:table-cell>
          <table:table-cell table:style-name="ce24" table:formula="of:=[.S63]*[.U63]/24" office:value-type="float" office:value="5851.9475" calcext:value-type="float">
            <text:p>5,851.95</text:p>
          </table:table-cell>
          <table:table-cell table:style-name="ce24" table:formula="of:=[.S63]*[.S63]*[.T63]/24" office:value-type="float" office:value="4049.0653875" calcext:value-type="float">
            <text:p>4,049.07</text:p>
          </table:table-cell>
          <table:table-cell table:style-name="ce24" table:formula="of:=[.S63]*[.S63]*[.U63]/24" office:value-type="float" office:value="38096.178225" calcext:value-type="float">
            <text:p>38,096.18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T64]*[.S64]/24" office:value-type="float" office:value="626.5" calcext:value-type="float">
            <text:p>626.50</text:p>
          </table:table-cell>
          <table:table-cell table:style-name="ce24" table:formula="of:=[.S64]*[.U64]/24" office:value-type="float" office:value="6999.27291666667" calcext:value-type="float">
            <text:p>6,999.27</text:p>
          </table:table-cell>
          <table:table-cell table:style-name="ce24" table:formula="of:=[.S64]*[.S64]*[.T64]/24" office:value-type="float" office:value="5607.175" calcext:value-type="float">
            <text:p>5,607.18</text:p>
          </table:table-cell>
          <table:table-cell table:style-name="ce24" table:formula="of:=[.S64]*[.S64]*[.U64]/24" office:value-type="float" office:value="62643.4926041667" calcext:value-type="float">
            <text:p>62,643.49</text:p>
          </table:table-cell>
          <table:table-cell table:style-name="Default" table:number-columns-repeated="994"/>
        </table:table-row>
        <table:table-row table:style-name="ro1">
          <table:table-cell table:style-name="ce17" office:value-type="string" calcext:value-type="string">
            <text:p>48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T65]*[.S65]/24" office:value-type="float" office:value="1121.52833333333" calcext:value-type="float">
            <text:p>1,121.53</text:p>
          </table:table-cell>
          <table:table-cell table:style-name="ce24" table:formula="of:=[.S65]*[.U65]/24" office:value-type="float" office:value="4210.715" calcext:value-type="float">
            <text:p>4,210.72</text:p>
          </table:table-cell>
          <table:table-cell table:style-name="ce24" table:formula="of:=[.S65]*[.S65]*[.T65]/24" office:value-type="float" office:value="4968.37051666667" calcext:value-type="float">
            <text:p>4,968.37</text:p>
          </table:table-cell>
          <table:table-cell table:style-name="ce24" table:formula="of:=[.S65]*[.S65]*[.U65]/24" office:value-type="float" office:value="18653.46745" calcext:value-type="float">
            <text:p>18,653.47</text:p>
          </table:table-cell>
          <table:table-cell table:style-name="Default" table:number-columns-repeated="994"/>
        </table:table-row>
        <table:table-row table:style-name="ro1">
          <table:table-cell table:style-name="ce17" office:value-type="string" calcext:value-type="string">
            <text:p>49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3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T66]*[.S66]/24" office:value-type="float" office:value="1280.98666666667" calcext:value-type="float">
            <text:p>1,280.99</text:p>
          </table:table-cell>
          <table:table-cell table:style-name="ce24" table:formula="of:=[.S66]*[.U66]/24" office:value-type="float" office:value="4438.46" calcext:value-type="float">
            <text:p>4,438.46</text:p>
          </table:table-cell>
          <table:table-cell table:style-name="ce24" table:formula="of:=[.S66]*[.S66]*[.T66]/24" office:value-type="float" office:value="5085.51706666667" calcext:value-type="float">
            <text:p>5,085.52</text:p>
          </table:table-cell>
          <table:table-cell table:style-name="ce24" table:formula="of:=[.S66]*[.S66]*[.U66]/24" office:value-type="float" office:value="17620.6862" calcext:value-type="float">
            <text:p>17,620.69</text:p>
          </table:table-cell>
          <table:table-cell table:style-name="Default" table:number-columns-repeated="994"/>
        </table:table-row>
        <table:table-row table:style-name="ro1">
          <table:table-cell table:number-columns-repeated="21"/>
          <table:table-cell table:style-name="ce24" table:formula="of:=[.T67]*[.S67]/24" office:value-type="float" office:value="0" calcext:value-type="float">
            <text:p>0.00</text:p>
          </table:table-cell>
          <table:table-cell table:style-name="ce24" table:formula="of:=[.S67]*[.U67]/24" office:value-type="float" office:value="0" calcext:value-type="float">
            <text:p>0.00</text:p>
          </table:table-cell>
          <table:table-cell table:style-name="ce24" table:formula="of:=[.S67]*[.S67]*[.T67]/24" office:value-type="float" office:value="0" calcext:value-type="float">
            <text:p>0.00</text:p>
          </table:table-cell>
          <table:table-cell table:style-name="ce24" table:formula="of:=[.S67]*[.S67]*[.U67]/24" office:value-type="float" office:value="0" calcext:value-type="float">
            <text:p>0.00</text:p>
          </table:table-cell>
          <table:table-cell table:number-columns-repeated="994"/>
        </table:table-row>
        <table:table-row table:style-name="ro1" table:number-rows-repeated="3">
          <table:table-cell table:number-columns-repeated="1019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06"/>
        </table:table-row>
        <table:table-row table:style-name="ro1" table:number-rows-repeated="104850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15T23:05:51.243265893</dc:date>
    <meta:editing-duration>PT15H7M27S</meta:editing-duration>
    <meta:editing-cycles>54</meta:editing-cycles>
    <meta:generator>LibreOffice/7.3.7.2$Linux_X86_64 LibreOffice_project/30$Build-2</meta:generator>
    <meta:document-statistic meta:table-count="1" meta:cell-count="1122" meta:object-count="0"/>
  </office:meta>
</office:document-meta>
</file>